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895e" officeooo:paragraph-rsid="0008895e"/>
    </style:style>
    <style:style style:name="P2" style:family="paragraph" style:parent-style-name="Standard" style:list-style-name="L2">
      <style:text-properties officeooo:rsid="0008895e" officeooo:paragraph-rsid="0008895e"/>
    </style:style>
    <style:style style:name="P3" style:family="paragraph" style:parent-style-name="Standard">
      <style:text-properties officeooo:rsid="000ab74a" officeooo:paragraph-rsid="000ab74a"/>
    </style:style>
    <style:style style:name="P4" style:family="paragraph" style:parent-style-name="Standard" style:list-style-name="L3">
      <style:text-properties officeooo:rsid="000ab74a" officeooo:paragraph-rsid="000ab74a"/>
    </style:style>
    <style:style style:name="P5" style:family="paragraph" style:parent-style-name="Standard" style:list-style-name="L4">
      <style:text-properties officeooo:rsid="000ab74a" officeooo:paragraph-rsid="000ab74a"/>
    </style:style>
    <style:style style:name="P6" style:family="paragraph" style:parent-style-name="Standard">
      <style:text-properties officeooo:rsid="000ab993" officeooo:paragraph-rsid="0008895e"/>
    </style:style>
    <style:style style:name="P7" style:family="paragraph" style:parent-style-name="Standard">
      <style:text-properties officeooo:rsid="000ab993" officeooo:paragraph-rsid="000ab993"/>
    </style:style>
    <style:style style:name="P8" style:family="paragraph" style:parent-style-name="Standard">
      <style:text-properties officeooo:rsid="000b3024" officeooo:paragraph-rsid="000b3024"/>
    </style:style>
    <style:style style:name="P9" style:family="paragraph" style:parent-style-name="Standard" style:list-style-name="L5">
      <style:text-properties officeooo:rsid="000c1c88" officeooo:paragraph-rsid="000c1c88"/>
    </style:style>
    <style:style style:name="P10" style:family="paragraph" style:parent-style-name="Standard">
      <style:text-properties officeooo:rsid="000de981" officeooo:paragraph-rsid="000c1c88"/>
    </style:style>
    <style:style style:name="P11" style:family="paragraph" style:parent-style-name="Standard">
      <style:text-properties officeooo:rsid="000de981" officeooo:paragraph-rsid="000de981"/>
    </style:style>
    <style:style style:name="P12" style:family="paragraph" style:parent-style-name="Standard">
      <style:text-properties officeooo:rsid="000f3d29" officeooo:paragraph-rsid="000f3d29"/>
    </style:style>
    <style:style style:name="P13" style:family="paragraph" style:parent-style-name="Standard" style:list-style-name="L6">
      <style:text-properties officeooo:rsid="000f3d29" officeooo:paragraph-rsid="000f3d29"/>
    </style:style>
    <style:style style:name="P14" style:family="paragraph" style:parent-style-name="Standard">
      <style:text-properties officeooo:rsid="00107a70" officeooo:paragraph-rsid="00107a70"/>
    </style:style>
    <style:style style:name="P15" style:family="paragraph" style:parent-style-name="Standard" style:list-style-name="L7">
      <style:text-properties officeooo:rsid="0011ebfc" officeooo:paragraph-rsid="0011ebfc"/>
    </style:style>
    <style:style style:name="P16" style:family="paragraph" style:parent-style-name="Standard">
      <style:text-properties officeooo:rsid="0011ebfc" officeooo:paragraph-rsid="0011ebfc"/>
    </style:style>
    <style:style style:name="P17" style:family="paragraph" style:parent-style-name="Standard" style:list-style-name="L8">
      <style:text-properties officeooo:rsid="001220f5" officeooo:paragraph-rsid="001220f5"/>
    </style:style>
    <style:style style:name="P18" style:family="paragraph" style:parent-style-name="Standard">
      <style:text-properties officeooo:rsid="001220f5" officeooo:paragraph-rsid="001220f5"/>
    </style:style>
    <style:style style:name="P19" style:family="paragraph" style:parent-style-name="Standard">
      <style:text-properties officeooo:rsid="00122787" officeooo:paragraph-rsid="00122787"/>
    </style:style>
    <style:style style:name="P20" style:family="paragraph" style:parent-style-name="Standard" style:list-style-name="L9">
      <style:text-properties officeooo:rsid="00122787" officeooo:paragraph-rsid="00122787"/>
    </style:style>
    <style:style style:name="T1" style:family="text">
      <style:text-properties officeooo:rsid="000928c2"/>
    </style:style>
    <style:style style:name="T2" style:family="text">
      <style:text-properties officeooo:rsid="000de981"/>
    </style:style>
    <style:style style:name="T3" style:family="text">
      <style:text-properties officeooo:rsid="0011ebfc"/>
    </style:style>
    <style:style style:name="T4" style:family="text">
      <style:text-properties fo:font-weight="bold" officeooo:rsid="0011ebfc" style:font-weight-asian="bold" style:font-weight-complex="bold"/>
    </style:style>
    <style:style style:name="T5" style:family="text">
      <style:text-properties officeooo:rsid="001220f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trudis Gomez de Avellaneda (1814-1873) – seen as a Spanish writer (because she was good at writing, Spain wanted to take credit for her; Cubans believe that she, being Cuban, should be considered a Cuban writer)</text:p>
      <text:p text:style-name="P1"/>
      <text:p text:style-name="P1">Things often in romantic works of the time</text:p>
      <text:list xml:id="list3661796885" text:style-name="L2">
        <text:list-item>
          <text:p text:style-name="P2"><text:s/>Idolization of Love (passion, romance)</text:p>
        </text:list-item>
        <text:list-item>
          <text:p text:style-name="P2">Idolization of beauty</text:p>
        </text:list-item>
        <text:list-item>
          <text:p text:style-name="P2">a lot of sentimentalization</text:p>
        </text:list-item>
        <text:list-item>
          <text:p text:style-name="P2">Emphasis on nature and landscapes</text:p>
        </text:list-item>
        <text:list-item>
          <text:p text:style-name="P2">Nationalistic tone and/or rhetoric </text:p>
        </text:list-item>
        <text:list-item>
          <text:p text:style-name="P2">Focus on individualism</text:p>
        </text:list-item>
        <text:list-item>
          <text:p text:style-name="P2">Religiousity <text:span text:style-name="T1">(sometimes)</text:span></text:p>
        </text:list-item>
      </text:list>
      <text:p text:style-name="P1"/>
      <text:p text:style-name="P7"/>
      <text:p text:style-name="P7">Novels similar to Sab <text:span text:style-name="T2">in subject matter</text:span></text:p>
      <text:p text:style-name="P7"/>
      <text:p text:style-name="P3">Aphra Behn </text:p>
      <text:list xml:id="list1051828238" text:style-name="L4">
        <text:list-item>
          <text:p text:style-name="P5">Oroonoko - 1688</text:p>
        </text:list-item>
      </text:list>
      <text:p text:style-name="P3"/>
      <text:p text:style-name="P3"/>
      <text:p text:style-name="P3">Victor Hugo</text:p>
      <text:list xml:id="list2137732291" text:style-name="L3">
        <text:list-item>
          <text:p text:style-name="P4"><text:span text:style-name="T2">Bug Jargal</text:span> - 1695</text:p>
        </text:list-item>
      </text:list>
      <text:p text:style-name="P6"/>
      <text:p text:style-name="P6"/>
      <text:p text:style-name="P6"/>
      <text:p text:style-name="P7">noble savage – the European idea of a person or group of people with a “primitive” way of life, that by living this way exemplifies an “uncorrupted” and/or more innately good version of humanity; thereby symbolizing that innate goodness in humanity, but often treating <text:s/>those the idea is projected onto as equivalent to children in complexity and intelligence. This was a type of idea that was often projected onto indigenous people and black people, especially enslaved Africans. </text:p>
      <text:list xml:id="list4019978465" text:style-name="L5">
        <text:list-item>
          <text:p text:style-name="P9">Even among abolitionists, it wasn’t rare to think of black people in this way. </text:p>
        </text:list-item>
      </text:list>
      <text:p text:style-name="P10"/>
      <text:p text:style-name="P11">Sab came a whole decade before Uncle Tom’s Cabin, the most famous abolitionist book. </text:p>
      <text:p text:style-name="P8"/>
      <text:p text:style-name="P8"/>
      <text:p text:style-name="P14">Sab</text:p>
      <text:p text:style-name="P8"/>
      <text:p text:style-name="P12">Enrique’s father isn’t accepted very much</text:p>
      <text:list xml:id="list1502842197" text:style-name="L6">
        <text:list-item>
          <text:p text:style-name="P13">Isn’t Cuban (is British)</text:p>
        </text:list-item>
        <text:list-item>
          <text:p text:style-name="P13">Isn’t old money (doesn’t have land or slaves)</text:p>
        </text:list-item>
        <text:list-item>
          <text:p text:style-name="P13">Isn’t Catholic</text:p>
        </text:list-item>
      </text:list>
      <text:p text:style-name="P12"/>
      <text:p text:style-name="P12">“<text:span text:style-name="T3">she was black, </text:span><text:span text:style-name="T4">but</text:span><text:span text:style-name="T3"> she was beautiful” – Sab on his mother</text:span></text:p>
      <text:list xml:id="list3427280616" text:style-name="L7">
        <text:list-item>
          <text:p text:style-name="P15">huh</text:p>
        </text:list-item>
        <text:list-item>
          <text:p text:style-name="P15">wonder why this sentence is like that</text:p>
        </text:list-item>
      </text:list>
      <text:p text:style-name="P16"/>
      <text:p text:style-name="P16">“<text:span text:style-name="T5">The newcomer was a tall young man, average build, but with striking features. He did not appear to be a white creolo, nor black, nor could be said to be of the indigenous peoples…” - Description of Sab</text:span></text:p>
      <text:list xml:id="list1708562035" text:style-name="L8">
        <text:list-item>
          <text:p text:style-name="P17"><text:soft-page-break/>Avendalla describing Sab in a way to make him palatable to her mostly white readers, who probably would not tolerate the character otherwise. </text:p>
        </text:list-item>
      </text:list>
      <text:p text:style-name="P18"/>
      <text:p text:style-name="P19"/>
      <text:p text:style-name="P19">Oh wait I forgot that Sab’s father was white, and his mother was an enslaved black person</text:p>
      <text:list xml:id="list3597678228" text:style-name="L9">
        <text:list-item>
          <text:p text:style-name="P20">and apparently was his father’s slave</text:p>
        </text:list-item>
        <text:list-item>
          <text:p text:style-name="P20">book describes his mother to be the more “passionate” one between the two; this is probably to keep the whole “slavemaster having a relationship, especially a sexual one, with his slave” thing sounding less fucking awful by blaming it on his mother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5:08:33.419924950</meta:creation-date>
    <dc:date>2021-09-20T16:11:11.481146504</dc:date>
    <meta:editing-duration>PT1H2M32S</meta:editing-duration>
    <meta:editing-cycles>12</meta:editing-cycles>
    <meta:generator>LibreOffice/7.2.0.4$Linux_X86_64 LibreOffice_project/20$Build-4</meta:generator>
    <meta:document-statistic meta:table-count="0" meta:image-count="0" meta:object-count="0" meta:page-count="2" meta:paragraph-count="30" meta:word-count="375" meta:character-count="2156" meta:non-whitespace-character-count="1818"/>
  </office:meta>
</office:document-meta>
</file>